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2T13:34:57.87</dc:date>
    <dc:creator>James Lombardi</dc:creator>
    <meta:editing-duration>PT3H48M25S</meta:editing-duration>
    <meta:editing-cycles>22</meta:editing-cycles>
    <meta:generator>OpenOffice/4.1.2$Win32 OpenOffice.org_project/412m3$Build-9782</meta:generator>
    <meta:document-statistic meta:table-count="0" meta:image-count="0" meta:object-count="0" meta:page-count="3" meta:paragraph-count="77" meta:word-count="734" meta:character-count="3491"/>
  </office:meta>
</office:document-meta>
</file>